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P19" style:parent-style-name="Normal" style:family="paragraph">
      <style:paragraph-properties fo:margin-bottom="0in" fo:line-height="100%"/>
    </style:style>
    <style:style style:name="T20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size="12pt" style:font-size-asian="12pt" style:font-size-complex="12pt"/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" style:parent-style-name="Normal" style:family="paragraph">
      <style:paragraph-properties fo:margin-bottom="0in" fo:line-height="100%"/>
    </style:style>
    <style:style style:name="T27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28" style:parent-style-name="Fuentedepárrafopredeter." style:family="text">
      <style:text-properties fo:font-size="12pt" style:font-size-asian="12pt" style:font-size-complex="12pt"/>
    </style:style>
    <style:style style:name="T29" style:parent-style-name="Fuentedepárrafopredeter.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</style:style>
    <style:style style:name="T35" style:parent-style-name="Fuentedepárrafopredeter." style:family="text">
      <style:text-properties fo:font-weight="bold" style:font-weight-asian="bold" fo:font-size="12pt" style:font-size-asian="12pt" style:font-size-complex="12pt"/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P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8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39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P40" style:parent-style-name="Párrafodelista" style:list-style-name="LFO1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1" style:parent-style-name="Párrafodelista" style:list-style-name="LFO1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2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44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45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6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7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49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50" style:parent-style-name="Párrafodelista" style:list-style-name="LFO2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1" style:parent-style-name="Párrafodelista" style:list-style-name="LFO2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53" style:parent-style-name="Normal" style:family="paragraph">
      <style:paragraph-properties fo:text-align="justify" fo:margin-bottom="0in" fo:line-height="100%"/>
      <style:text-properties fo:font-weight="bold" style:font-weight-asian="bold" fo:font-size="12pt" style:font-size-asian="12pt" style:font-size-complex="12pt"/>
    </style:style>
    <style:style style:name="P54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5" style:parent-style-name="Párrafodelista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6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7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8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59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0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1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2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3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4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5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6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­</text:span><text:span text:style-name="T3">­</text:span><text:span text:style-name="T4">­</text:span><text:span text:style-name="T5">­</text:span><text:span text:style-name="T6">­</text:span><text:span text:style-name="T7">­</text:span><text:span text:style-name="T8">­</text:span><text:span text:style-name="T9">­</text:span><text:span text:style-name="T10">­</text:span><text:span text:style-name="T11">­</text:span><text:span text:style-name="T12">­</text:span><text:span text:style-name="T13">­</text:span><text:span text:style-name="T14">­</text:span><text:span text:style-name="T15">­</text:span><text:span text:style-name="T16">­</text:span><text:span text:style-name="T17">­</text:span><text:span text:style-name="T18">INFORME</text:span></text:p>
      <text:p text:style-name="P19"><text:span text:style-name="T20">PARA:</text:span><text:span text:style-name="T21"><text:s/></text:span><text:span text:style-name="T22">Ing. Paúl<text:s/></text:span><text:span text:style-name="T23">Jiménez</text:span><text:span text:style-name="T24"><text:s/></text:span></text:p>
      <text:p text:style-name="P25"><text:s text:c="12"/></text:p>
      <text:p text:style-name="P26"><text:span text:style-name="T27">DE:</text:span><text:span text:style-name="T28"><text:s text:c="5"/></text:span><text:span text:style-name="T29">Cristian Naranjo<text:s/></text:span></text:p>
      <text:p text:style-name="P30"><text:s text:c="11"/>Diego Romero<text:s/></text:p>
      <text:p text:style-name="P31"><text:s text:c="11"/>Ramiro Salas</text:p>
      <text:p text:style-name="P32"><text:s text:c="11"/>Jonathan Tapia</text:p>
      <text:p text:style-name="P33"/>
      <text:p text:style-name="P34"><text:span text:style-name="T35">FECHA:</text:span><text:span text:style-name="T36"><text:s/>15/04/2015</text:span></text:p>
      <text:p text:style-name="P37"/>
      <text:p text:style-name="P38">Objetivo:</text:p>
      <text:p text:style-name="P39"/>
      <text:list text:style-name="LFO1" text:continue-numbering="true">
        <text:list-item>
          <text:p text:style-name="P40">Presentar un informe detallado de las labores<text:s/>realizadas.</text:p>
        </text:list-item>
        <text:list-item>
          <text:p text:style-name="P41">Informar sobre el estado del módulo encargado.<text:s/></text:p>
        </text:list-item>
      </text:list>
      <text:p text:style-name="P42"/>
      <text:p text:style-name="P43">Antecedentes:</text:p>
      <text:p text:style-name="P44"/>
      <text:p text:style-name="P45">Se da la necesidad de la toma de<text:s/>requerimientos<text:s/>en la empresa<text:s/>Ávila<text:s/>&amp; Asociados correspondientes a los<text:s/>módulos<text:s/>de reclamos y asistencia<text:s/>médica.<text:s/></text:p>
      <text:p text:style-name="P46"/>
      <text:p text:style-name="P47">Se procede a la visita y<text:s/>a la toma de los<text:s/>requerimientos<text:s/>del<text:s/>usuario<text:s/>para el desarrollo de los<text:s/>módulos<text:s/>antes mencionados.</text:p>
      <text:p text:style-name="P48">Trabajo Realizado:</text:p>
      <text:p text:style-name="P49"/>
      <text:list text:style-name="LFO2" text:continue-numbering="true">
        <text:list-item>
          <text:p text:style-name="P50">Se procedió a <text:s/>la<text:s/>toma<text:s/>de requerimientos en<text:s/>Ávila<text:s/>y Asociados.</text:p>
        </text:list-item>
        <text:list-item>
          <text:p text:style-name="P51">Se realizaron las<text:s/>pantallas<text:s/>prototipo en Pencil</text:p>
        </text:list-item>
      </text:list>
      <text:p text:style-name="P52">Observaciones:</text:p>
      <text:p text:style-name="P53"><text:s/></text:p>
      <text:p text:style-name="P54">La realización de las<text:s/>pantallas<text:s/>se hicieron con la información<text:s/>proporcionada<text:s/>por<text:s/>Ávila<text:s/>y Asociados, nos proporcionaron documentos<text:s/>Excel, hojas impresas e incluso se nos dio<text:s/>acceso<text:s/>al servidor para poder revisar la aplicación que esta implementada actualmente.<text:s/></text:p>
      <text:p text:style-name="P55"><text:s/></text:p>
      <text:p text:style-name="P56"/>
      <text:p text:style-name="P57"/>
      <text:p text:style-name="P58"/>
      <text:p text:style-name="P59"/>
      <text:p text:style-name="P60"/>
      <text:p text:style-name="P61">Atentamente,</text:p>
      <text:p text:style-name="P62"/>
      <text:p text:style-name="P63"/>
      <text:p text:style-name="P64">----------------------------</text:p>
      <text:p text:style-name="P65">CI: 1721341855</text:p>
      <text:p text:style-name="P66">Jonathan Tapia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ECEPCION</meta:initial-creator>
    <dc:creator>Jona</dc:creator>
    <meta:creation-date>2015-04-07T16:52:00Z</meta:creation-date>
    <dc:date>2015-04-14T19:58:00Z</dc:date>
    <meta:template xlink:href="Normal" xlink:type="simple"/>
    <meta:editing-cycles>4</meta:editing-cycles>
    <meta:editing-duration>PT3840S</meta:editing-duration>
    <meta:document-statistic meta:page-count="1" meta:paragraph-count="2" meta:word-count="160" meta:character-count="1074" meta:row-count="7" meta:non-whitespace-character-count="916"/>
  </office:meta>
</office:document-meta>
</file>